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5cm" fo:min-width="0.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23" style:family="graphic" style:parent-style-name="standard">
      <style:graphic-properties draw:stroke="none" draw:fill="none" draw:fill-color="#e8e8e8" fo:min-height="0.715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tyle="italic" style:font-style-asian="italic" style:font-style-complex="italic"/>
    </style:style>
    <style:style style:name="P14" style:family="paragraph">
      <style:paragraph-properties fo:text-align="center"/>
      <style:text-properties fo:font-size="8pt"/>
    </style:style>
    <style:style style:name="P15" style:family="paragraph">
      <loext:graphic-properties draw:fill="none" draw:fill-color="#e8e8e8"/>
      <style:paragraph-properties fo:text-align="center" style:writing-mode="lr-tb"/>
      <style:text-properties fo:color="#0000ff" fo:font-size="8pt" fo:font-weight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style:style style:name="T7" style:family="text">
      <style:text-properties fo:font-size="8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0000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7" draw:layer="layout" svg:width="0.66cm" svg:height="0.315cm" svg:x="7.114cm" svg:y="3.502cm">
          <draw:text-box>
            <text:p text:style-name="P6"><text:span text:style-name="T4">(X, Y)</text:span></text:p>
          </draw:text-box>
        </draw:frame>
        <draw:frame draw:style-name="gr21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  <draw:path draw:style-name="gr19" draw:text-style-name="P4" draw:layer="layout" svg:width="0.054cm" svg:height="0.054cm" svg:x="10.362cm" svg:y="3.897cm" svg:viewBox="0 0 55 55" svg:d="M28 55c7 0 14-3 19-8 6-5 8-12 8-19 0-8-2-15-8-20-5-5-12-8-19-8-8 0-15 3-20 8s-8 12-8 20c0 7 3 14 8 19s12 8 20 8z">
          <text:p/>
        </draw:path>
        <draw:frame draw:style-name="gr22" draw:text-style-name="P13" draw:layer="layout" svg:width="6.985cm" svg:height="0.627cm" svg:x="4.727cm" svg:y="7.496cm">
          <draw:text-box>
            <text:p><text:span text:style-name="T7">Training dataset = 12 (excitation points) x 30,000 (samples)</text:span></text:p>
          </draw:text-box>
        </draw:frame>
        <draw:frame draw:style-name="gr23" draw:text-style-name="P15" draw:layer="layout" svg:width="2.44cm" svg:height="0.715cm" svg:x="7.012cm" svg:y="4.169cm">
          <draw:text-box>
            <text:p text:style-name="P14"><text:span text:style-name="T8">Labels </text:span><text:span text:style-name="T9">coordinates</text:span></text:p>
          </draw:text-box>
        </draw:frame>
        <draw:frame draw:style-name="gr20" draw:text-style-name="P7" draw:layer="layout" svg:width="0.66cm" svg:height="0.315cm" svg:x="8.651cm" svg:y="3.503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6.224cm" svg:y="2.53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9.642cm" svg:y="2.531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7.678cm" svg:y="2.058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9.751cm" svg:y="3.904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5.969cm" svg:y="4.422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7.178cm" svg:y="4.922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8.678cm" svg:y="4.923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6.133cm" svg:y="5.877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8.133cm" svg:y="5.878cm">
          <draw:text-box>
            <text:p text:style-name="P6"><text:span text:style-name="T4">(X, Y)</text:span></text:p>
          </draw:text-box>
        </draw:frame>
        <draw:frame draw:style-name="gr20" draw:text-style-name="P7" draw:layer="layout" svg:width="0.66cm" svg:height="0.315cm" svg:x="9.633cm" svg:y="5.879cm">
          <draw:text-box>
            <text:p text:style-name="P6"><text:span text:style-name="T4">(X, Y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1:51:56.603853393</dc:date>
    <meta:editing-duration>PT4H55M16S</meta:editing-duration>
    <meta:editing-cycles>88</meta:editing-cycles>
    <meta:document-statistic meta:object-count="71"/>
  </office:meta>
</office:document-meta>
</file>